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007in solid #000000" fo:border-right="none" fo:border-top="0.0007in solid #000000" fo:border-bottom="0.0007in solid #000000"/>
    </style:style>
    <style:style style:name="Tabla1.B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text-underline-style="none"/>
    </style:style>
    <style:style style:name="P2" style:family="paragraph" style:parent-style-name="Standard">
      <style:text-properties fo:font-weight="bold" style:font-weight-asian="bold"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onentes del motor WisdominiEngine 1.0</text:p>
      <text:p text:style-name="Standard"/>
      <text:p text:style-name="Standard">Clases:</text:p>
      <text:p text:style-name="Standard"/>
      <text:p text:style-name="Standard">WisdominiObject</text:p>
      <text:p text:style-name="Standard"/>
      <text:p text:style-name="Standard">Define los métodos e interfaz para que pueda intercambiar mensajes con otros WisdominiObjects. También incluye el mecanismo genérico para permitir el callbacking de acciones (es decir, que un objeto B llame a un método de A, y sea capaz de esperar hasta que A acabe para proseguir la ejecución de su programa de comportamiento). A parte del comportamiento que se puede establecer mediante la programación del método update(), los Wisdomini objects tienen un mecanismo para la ejecución concurrente de programas interpretados en canales independientes. Estos programas interpretados típicamente se confeccionarán mediante el Inspector o un editor de nodos.</text:p>
      <text:p text:style-name="Standard"/>
      <text:p text:style-name="Standard">Convención: métodos “normales”, comienzan por <text:span text:style-name="T1">_wm_</text:span></text:p>
      <text:p text:style-name="P1"><text:tab/><text:tab/><text:tab/>acciones, <text:s text:c="2"/>comienzan por _wa_ </text:p>
      <text:p text:style-name="Standard"/>
      <text:p text:style-name="Standard"/>
      <text:p text:style-name="Standard">WisdominiObject</text:p>
      <text:p text:style-name="Standard"><text:tab/>CharacterGenerator</text:p>
      <text:p text:style-name="Standard"/>
      <text:p text:style-name="Standard">Plantilla para un personaje</text:p>
      <text:p text:style-name="Standard"/>
      <text:p text:style-name="Standard"/>
      <text:p text:style-name="Standard"/>
      <text:p text:style-name="Standard">WisdominiObject</text:p>
      <text:p text:style-name="Standard"><text:tab/>ItemGenerator</text:p>
      <text:p text:style-name="Standard"/>
      <text:p text:style-name="Standard">Plantilla para un ítem</text:p>
      <text:p text:style-name="Standard"/>
      <text:p text:style-name="Standard"/>
      <text:p text:style-name="Standard"/>
      <text:p text:style-name="Standard">WisdominiObject</text:p>
      <text:p text:style-name="Standard"><text:tab/>ConversationGenerator</text:p>
      <text:p text:style-name="Standard"/>
      <text:p text:style-name="Standard">Plantilla para una conversación.</text:p>
      <text:p text:style-name="Standard"/>
      <text:p text:style-name="Standard"/>
      <text:p text:style-name="Standard"/>
      <text:p text:style-name="Standard">Objetos distinguidos:</text:p>
      <text:p text:style-name="Standard"/>
      <text:p text:style-name="Standard">MasterController</text:p>
      <text:p text:style-name="Standard"/>
      <text:p text:style-name="Standard">“MasterController” es el objeto maestro que vive durante toda la ejecución del juego. En él se almacenan datos que deben ser preservados al cambiar la escena. Se crea con la propiedad DoNotDestroyOnLoad. Aquí se almacena la base de datos global del juego, y es el responsable del guardado y cargado de las partidas entre sesiones.</text:p>
      <text:p text:style-name="Standard"/>
      <text:p text:style-name="Standard"/>
      <text:p text:style-name="Standard">LevelController</text:p>
      <text:p text:style-name="Standard"/>
      <text:p text:style-name="Standard">“LevelController” contiene la información relevante a la localización actual (tipo de actividad, <text:soft-page-break/>nombre de la habitación/lugar). LevelController se enlaza automáticamente al MasterController, con lo que se puede referenciar al MC a través del LC de cada localización o fase.</text:p>
      <text:p text:style-name="Standard"/>
      <text:p text:style-name="Standard"/>
      <text:p text:style-name="Standard"/>
      <text:p text:style-name="Standard">“Player” representa al jugador, que es controlado por el usuario mediante el mecanismo de input que corresponda a la plataforma (controles táctiles, teclado, etc...)</text:p>
      <text:p text:style-name="Standard"/>
      <table:table table:name="Tabla1" table:style-name="Tabla1">
        <table:table-column table:style-name="Tabla1.A"/>
        <table:table-column table:style-name="Tabla1.B"/>
        <table:table-row>
          <table:table-cell table:style-name="Tabla1.A1" office:value-type="string">
            <text:p text:style-name="Table_20_Contents">Player – (Player Script)</text:p>
          </table:table-cell>
          <table:table-cell table:style-name="Tabla1.B1"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Consistente en:</text:p>
          </table:table-cell>
          <table:table-cell table:style-name="Tabla1.B2" office:value-type="string">
            <text:p text:style-name="Table_20_Contents"/>
          </table:table-cell>
        </table:table-row>
        <table:table-row>
          <table:table-cell table:style-name="Tabla1.A2" office:value-type="string">
            <text:p text:style-name="Table_20_Contents"><text:s text:c="3"/>InteractQuad</text:p>
          </table:table-cell>
          <table:table-cell table:style-name="Tabla1.B2" office:value-type="string">
            <text:p text:style-name="Table_20_Contents"/>
          </table:table-cell>
        </table:table-row>
        <table:table-row>
          <table:table-cell table:style-name="Tabla1.A2" office:value-type="string">
            <text:p text:style-name="Table_20_Contents"><text:s text:c="3"/>SpriteQuad</text:p>
          </table:table-cell>
          <table:table-cell table:style-name="Tabla1.B2" office:value-type="string">
            <text:p text:style-name="Table_20_Contents"/>
          </table:table-cell>
        </table:table-row>
        <table:table-row>
          <table:table-cell table:style-name="Tabla1.A2" office:value-type="string">
            <text:p text:style-name="Table_20_Contents"><text:s text:c="3"/>MainCamera</text:p>
          </table:table-cell>
          <table:table-cell table:style-name="Tabla1.B2" office:value-type="string">
            <text:p text:style-name="Table_20_Contents"/>
          </table: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2" office:value-type="string">
            <text:p text:style-name="Table_20_Contents">Referencias conectadas:</text:p>
          </table:table-cell>
          <table:table-cell table:style-name="Tabla1.B2" office:value-type="string">
            <text:p text:style-name="Table_20_Contents"/>
          </table:table-cell>
        </table:table-row>
        <table:table-row>
          <table:table-cell table:style-name="Tabla1.A2" office:value-type="string">
            <text:p text:style-name="Table_20_Contents"><text:s text:c="3"/>SpriteQuad</text:p>
          </table:table-cell>
          <table:table-cell table:style-name="Tabla1.B2" office:value-type="string">
            <text:p text:style-name="Table_20_Contents"/>
          </table:table-cell>
        </table:table-row>
        <table:table-row>
          <table:table-cell table:style-name="Tabla1.A2" office:value-type="string">
            <text:p text:style-name="Table_20_Contents"><text:s text:c="3"/>InteractQuad</text:p>
          </table:table-cell>
          <table:table-cell table:style-name="Tabla1.B2" office:value-type="string">
            <text:p text:style-name="Table_20_Contents"/>
          </table:table-cell>
        </table:table-row>
        <table:table-row>
          <table:table-cell table:style-name="Tabla1.A2" office:value-type="string">
            <text:p text:style-name="Table_20_Contents"><text:s text:c="3"/>Camera (MainCamera)</text:p>
          </table:table-cell>
          <table:table-cell table:style-name="Tabla1.B2" office:value-type="string">
            <text:p text:style-name="Table_20_Contents"/>
          </table:table-cell>
        </table:table-row>
        <table:table-row>
          <table:table-cell table:style-name="Tabla1.A2" office:value-type="string">
            <text:p text:style-name="Table_20_Contents"><text:s text:c="3"/>LavelController</text:p>
          </table:table-cell>
          <table:table-cell table:style-name="Tabla1.B2" office:value-type="string">
            <text:p text:style-name="Table_20_Contents"/>
          </table:table-cell>
        </table:table-row>
        <table:table-row>
          <table:table-cell table:style-name="Tabla1.A2" office:value-type="string">
            <text:p text:style-name="Table_20_Contents"><text:s text:c="3"/>InventoryController</text:p>
          </table:table-cell>
          <table:table-cell table:style-name="Tabla1.B2" office:value-type="string">
            <text:p text:style-name="Table_20_Contents"/>
          </table:table-cell>
        </table:table-row>
      </table:table>
      <text:p text:style-name="Standard"/>
      <text:p text:style-name="Standard"/>
      <text:p text:style-name="P2">HUD</text:p>
      <text:p text:style-name="Standard"/>
      <text:p text:style-name="Standard">Contiene los elementos gráficos que conforman el interfaz de usuario que se sobreimprime a la acción principal renderizada por la cámara principal del juego.</text:p>
      <text:p text:style-name="Standard"/>
      <text:p text:style-name="Standard"/>
      <text:p text:style-name="P2">AlertObject (AlertController)</text:p>
      <text:p text:style-name="Standard"/>
      <text:p text:style-name="Standard">El el controlador del diálogo de alerta. Permite comunicar al jugador un breve mensaje sin recurrir al mecanismo de diálogos.</text:p>
      <text:p text:style-name="Standard"/>
      <text:p text:style-name="Standard"/>
      <text:p text:style-name="Standard"/>
      <text:p text:style-name="P2">DialogueObject (DialogueController)</text:p>
      <text:p text:style-name="Standard"/>
      <text:p text:style-name="Standard">Es el controlador del generador de diálo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7T11:28:17</meta:creation-date>
    <dc:date>2016-04-19T14:51:34</dc:date>
    <meta:editing-duration>PT19M12S</meta:editing-duration>
    <meta:editing-cycles>6</meta:editing-cycles>
    <meta:generator>OpenOffice/4.1.1$Unix OpenOffice.org_project/411m6$Build-9775</meta:generator>
    <meta:document-statistic meta:table-count="1" meta:image-count="0" meta:object-count="0" meta:page-count="2" meta:paragraph-count="38" meta:word-count="331" meta:character-count="2389"/>
  </office:meta>
</office:document-meta>
</file>